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  <style:style style:name="P5" style:family="paragraph" style:parent-style-name="Standard">
      <style:text-properties officeooo:rsid="001ab716" officeooo:paragraph-rsid="001ab716"/>
    </style:style>
    <style:style style:name="P6" style:family="paragraph" style:parent-style-name="Table_20_Contents">
      <style:text-properties officeooo:rsid="001ab716" officeooo:paragraph-rsid="001ab716"/>
    </style:style>
    <style:style style:name="P7" style:family="paragraph" style:parent-style-name="Table_20_Contents">
      <style:text-properties officeooo:rsid="001d2308" officeooo:paragraph-rsid="001d2308"/>
    </style:style>
    <style:style style:name="P8" style:family="paragraph" style:parent-style-name="Table_20_Contents">
      <style:text-properties officeooo:rsid="001d9653" officeooo:paragraph-rsid="001d96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  <text:p text:style-name="P4"/>
      <text:p text:style-name="P4"/>
      <text:p text:style-name="P4">FLUX_DER_X(:, J, 2, ELEM_K) </text:p>
      <text:p text:style-name="P4"><text:s/>-0.11368661380065603 <text:s text:c="5"/>-0.28329733766730492 <text:s text:c="5"/>-0.43555472561830644 <text:s text:c="7"/>0.0000000000000000 <text:s text:c="7"/>0.0000000000000000 <text:s text:c="4"/></text:p>
      <text:p text:style-name="P4"/>
      <text:p text:style-name="P4"><text:s/>-0.29015096089374470 <text:s text:c="5"/>-0.41503397192891156 <text:s text:c="5"/>-0.51148742244454115 <text:s text:c="7"/>0.0000000000000000 <text:s text:c="7"/>0.0000000000000000 <text:s text:c="4"/></text:p>
      <text:p text:style-name="P4"/>
      <text:p text:style-name="P4"><text:s/>-0.42363398401321728 <text:s text:c="5"/>-0.48528981855988096 <text:s text:c="5"/>-0.51165126244948034 <text:s text:c="7"/>0.0000000000000000 <text:s text:c="7"/>0.0000000000000000 <text:s text:c="4"/></text:p>
      <text:p text:style-name="P4"/>
      <text:p text:style-name="P4"><text:s/>M_FIRST_DER_X_T(I, :, PLEVEL_X(ELEM_K) )</text:p>
      <text:p text:style-name="P4"><text:s text:c="2"/>1.9364916731037083 <text:s text:c="7"/>1.0327955589886442 <text:s text:c="5"/>-0.64549722436790280 <text:s text:c="7"/>0.0000000000000000 <text:s text:c="7"/>0.0000000000000000 <text:s text:c="4"/></text:p>
      <text:p text:style-name="P4"><text:s text:c="2"/>-1.6137430609197574 <text:s text:c="6"/>-0.0000000000000000 <text:s text:c="7"/>1.6137430609197574 <text:s text:c="7"/>0.0000000000000000 <text:s text:c="7"/>0.0000000000000000 <text:s text:c="4"/></text:p>
      <text:p text:style-name="P4"><text:s text:c="2"/>0.64549722436790280 <text:s text:c="6"/>-1.0327955589886442 <text:s text:c="6"/>-1.9364916731037083 <text:s text:c="7"/>0.0000000000000000 <text:s text:c="7"/>0.0000000000000000 <text:s/></text:p>
      <text:p text:style-name="P4"/>
      <text:p text:style-name="P4">LAGRANGE_LEFT_T(:, 1)</text:p>
      <text:p text:style-name="P4">1.4788305577012359 <text:s text:c="5"/>-0.66666666666666652 <text:s text:c="6"/>0.18783610896543046 </text:p>
      <text:p text:style-name="P4"/>
      <text:p text:style-name="P5">FIRST ITE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ANK0</text:p>
          </table:table-cell>
          <table:table-cell table:style-name="Table1.B1" office:value-type="string">
            <text:p text:style-name="P6">RANK1</text:p>
          </table:table-cell>
        </table:table-row>
        <table:table-row>
          <table:table-cell table:style-name="Table1.A2" office:value-type="string">
            <text:p text:style-name="P6">SOLUTION_INT_R(:, 1, 1)</text:p>
            <text:p text:style-name="P6"><text:s/>4.2003284701736639E-007 <text:s text:c="2"/>3.0708632976118697E-011 <text:s text:c="2"/>1.6683173933724472E-016 <text:s/></text:p>
          </table:table-cell>
          <table:table-cell table:style-name="Table1.B2" office:value-type="string">
            <text:p text:style-name="P6">REMOTE_SOLUTION_INT_R(:, 1)</text:p>
            <text:p text:style-name="P6">4.2003284701736639E-007 <text:s text:c="2"/>3.0708632976118697E-011 <text:s text:c="2"/>1.6683173933724472E-016</text:p>
          </table:table-cell>
        </table:table-row>
        <table:table-row>
          <table:table-cell table:style-name="Table1.A2" office:value-type="string">
            <text:p text:style-name="P8">NFLUX_Y_U(:, 1, 1)</text:p>
            <text:p text:style-name="P8"><text:s/>3.5852046073216881E-007 <text:s text:c="2"/>2.6211457797250527E-011 <text:s text:c="2"/>1.4239979676987851E-016</text:p>
          </table:table-cell>
          <table:table-cell table:style-name="Table1.B2" office:value-type="string">
            <text:p text:style-name="P7">NFLUX_Y_D(:, 1, 0)</text:p>
            <text:p text:style-name="P7">-3.5852046073216881E-007 <text:s/>-2.6211457797250527E-011 <text:s/>-1.4239979676987851E-016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11-11T19:44:32.951308926</dc:date>
    <meta:editing-duration>PT4H12M36S</meta:editing-duration>
    <meta:editing-cycles>15</meta:editing-cycles>
    <meta:document-statistic meta:table-count="1" meta:image-count="0" meta:object-count="0" meta:page-count="1" meta:paragraph-count="26" meta:word-count="86" meta:character-count="1467" meta:non-whitespace-character-count="1188"/>
  </office:meta>
</office:document-meta>
</file>